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attrib_5f_nam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EC-Drawing1">
        <office:forms form:automatic-focus="false" form:apply-design-mode="false"/>
        <draw:rect draw:style-name="ChacoObj" draw:id="id9" draw:layer="layout" svg:width="5.137cm" svg:height="1.658cm" svg:x="3.902cm" svg:y="1.886cm" draw:corner-radius="0.5cm">
          <text:p text:style-name="P1">index</text:p>
          <text:p text:style-name="P1">ArrayDataSource</text:p>
        </draw:rect>
        <draw:rect draw:style-name="ChacoObj" draw:id="id8" draw:layer="layout" svg:width="5.137cm" svg:height="1.658cm" svg:x="3.903cm" svg:y="5.189cm" draw:corner-radius="0.5cm">
          <text:p text:style-name="P1">index</text:p>
          <text:p text:style-name="P1">DataRange1D</text:p>
        </draw:rect>
        <draw:rect draw:style-name="ChacoObj" draw:id="id1" draw:layer="layout" svg:width="5.137cm" svg:height="1.658cm" svg:x="3.904cm" svg:y="8.757cm" draw:corner-radius="0.5cm">
          <draw:glue-point draw:id="4" svg:x="3.241cm" svg:y="5.15cm"/>
          <text:p text:style-name="P1">index</text:p>
          <text:p text:style-name="P1">LinearMapper</text:p>
        </draw:rect>
        <draw:rect draw:style-name="ChacoObj" draw:id="id10" draw:layer="layout" svg:width="5.137cm" svg:height="1.658cm" svg:x="14.861cm" svg:y="1.887cm" draw:corner-radius="0.5cm">
          <text:p text:style-name="P1">value</text:p>
          <text:p text:style-name="P1">ArrayDataSource</text:p>
        </draw:rect>
        <draw:rect draw:style-name="ChacoObj" draw:id="id11" draw:layer="layout" svg:width="5.137cm" svg:height="1.658cm" svg:x="14.862cm" svg:y="5.19cm" draw:corner-radius="0.5cm">
          <text:p text:style-name="P1">value</text:p>
          <text:p text:style-name="P1">DataRange1D</text:p>
        </draw:rect>
        <draw:rect draw:style-name="ChacoObj" draw:id="id3" draw:layer="layout" svg:width="5.137cm" svg:height="1.658cm" svg:x="14.863cm" svg:y="8.758cm" draw:corner-radius="0.5cm">
          <draw:glue-point draw:id="4" svg:x="-2.565cm" svg:y="5.15cm"/>
          <text:p text:style-name="P1">value</text:p>
          <text:p text:style-name="P1">LinearMapper</text:p>
        </draw:rect>
        <draw:rect draw:style-name="ChacoObj" draw:id="id2" draw:layer="layout" svg:width="5.137cm" svg:height="1.658cm" svg:x="9.434cm" svg:y="12.985cm" draw:corner-radius="0.5cm">
          <draw:glue-point draw:id="4" svg:x="-2.493cm" svg:y="-5cm"/>
          <draw:glue-point draw:id="5" svg:x="2.723cm" svg:y="-5cm"/>
          <text:p text:style-name="P1">LinePlot</text:p>
        </draw:rect>
        <draw:rect draw:style-name="ChacoObj" draw:id="id4" draw:layer="layout" svg:width="5.137cm" svg:height="1.658cm" svg:x="2.832cm" svg:y="13.341cm" draw:corner-radius="0.5cm">
          <text:p text:style-name="P1">index</text:p>
          <text:p text:style-name="P1">PlotAxis</text:p>
        </draw:rect>
        <draw:rect draw:style-name="ChacoObj" draw:id="id5" draw:layer="layout" svg:width="5.137cm" svg:height="1.658cm" svg:x="2.898cm" svg:y="15.844cm" draw:corner-radius="0.5cm">
          <text:p text:style-name="P1">index</text:p>
          <text:p text:style-name="P1">PlotGrid</text:p>
        </draw:rect>
        <draw:rect draw:style-name="ChacoObj" draw:id="id6" draw:layer="layout" svg:width="5.137cm" svg:height="1.658cm" svg:x="16.034cm" svg:y="13.342cm" draw:corner-radius="0.5cm">
          <text:p text:style-name="P1">value</text:p>
          <text:p text:style-name="P1">PlotAxis</text:p>
        </draw:rect>
        <draw:rect draw:style-name="ChacoObj" draw:id="id7" draw:layer="layout" svg:width="5.137cm" svg:height="1.658cm" svg:x="16.1cm" svg:y="15.845cm" draw:corner-radius="0.5cm">
          <text:p text:style-name="P1">value</text:p>
          <text:p text:style-name="P1">PlotGrid</text:p>
        </draw:rect>
        <draw:connector draw:style-name="gr1" draw:text-style-name="P2" draw:layer="layout" svg:x1="8.136cm" svg:y1="10.415cm" svg:x2="10.722cm" svg:y2="12.985cm" draw:start-shape="id1" draw:start-glue-point="4" draw:end-shape="id2" draw:end-glue-point="4">
          <text:p text:style-name="P1"/>
        </draw:connector>
        <draw:connector draw:style-name="gr1" draw:text-style-name="P2" draw:layer="layout" svg:x1="16.114cm" svg:y1="10.416cm" svg:x2="13.4cm" svg:y2="12.985cm" draw:start-shape="id3" draw:start-glue-point="4" draw:end-shape="id2" draw:end-glue-point="5">
          <text:p text:style-name="P1"/>
        </draw:connector>
        <draw:connector draw:style-name="gr1" draw:text-style-name="P2" draw:layer="layout" svg:x1="6.472cm" svg:y1="10.415cm" svg:x2="5.4cm" svg:y2="13.341cm" draw:start-shape="id1" draw:start-glue-point="2" draw:end-shape="id4" draw:end-glue-point="0">
          <text:p text:style-name="P1"/>
        </draw:connector>
        <draw:connector draw:style-name="gr1" draw:text-style-name="P2" draw:layer="layout" svg:x1="3.904cm" svg:y1="9.586cm" svg:x2="2.898cm" svg:y2="16.673cm" draw:start-shape="id1" draw:start-glue-point="3" draw:end-shape="id5" draw:end-glue-point="3">
          <text:p text:style-name="P1"/>
        </draw:connector>
        <draw:connector draw:style-name="gr1" draw:text-style-name="P2" draw:layer="layout" svg:x1="17.431cm" svg:y1="10.416cm" svg:x2="18.602cm" svg:y2="13.342cm" draw:start-shape="id3" draw:start-glue-point="2" draw:end-shape="id6" draw:end-glue-point="0">
          <text:p text:style-name="P1"/>
        </draw:connector>
        <draw:connector draw:style-name="gr1" draw:text-style-name="P2" draw:layer="layout" svg:x1="20cm" svg:y1="9.587cm" svg:x2="21.237cm" svg:y2="16.674cm" draw:start-shape="id3" draw:start-glue-point="1" draw:end-shape="id7" draw:end-glue-point="1">
          <text:p text:style-name="P1"/>
        </draw:connector>
        <draw:connector draw:style-name="gr1" draw:text-style-name="P2" draw:layer="layout" svg:x1="6.471cm" svg:y1="6.847cm" svg:x2="6.472cm" svg:y2="8.757cm" draw:start-shape="id8" draw:start-glue-point="2" draw:end-shape="id1" draw:end-glue-point="0">
          <text:p text:style-name="P1"/>
        </draw:connector>
        <draw:connector draw:style-name="gr1" draw:text-style-name="P2" draw:layer="layout" svg:x1="6.47cm" svg:y1="3.544cm" svg:x2="6.471cm" svg:y2="5.189cm" draw:start-shape="id9" draw:start-glue-point="2" draw:end-shape="id8" draw:end-glue-point="0">
          <text:p text:style-name="P1"/>
        </draw:connector>
        <draw:connector draw:style-name="gr1" draw:text-style-name="P2" draw:layer="layout" svg:x1="17.429cm" svg:y1="3.545cm" svg:x2="17.43cm" svg:y2="5.19cm" draw:start-shape="id10" draw:start-glue-point="2" draw:end-shape="id11" draw:end-glue-point="0">
          <text:p text:style-name="P1"/>
        </draw:connector>
        <draw:connector draw:style-name="gr1" draw:text-style-name="P2" draw:layer="layout" svg:x1="17.43cm" svg:y1="6.848cm" svg:x2="17.431cm" svg:y2="8.758cm" draw:start-shape="id11" draw:start-glue-point="2" draw:end-shape="id3" draw:end-glue-point="0">
          <text:p text:style-name="P1"/>
        </draw:connector>
        <draw:rect draw:style-name="ChacoObj" draw:id="id12" draw:layer="layout" svg:width="5.137cm" svg:height="1.658cm" svg:x="9.435cm" svg:y="17.118cm" draw:corner-radius="0.5cm">
          <draw:glue-point draw:id="4" svg:x="-2.493cm" svg:y="-5cm"/>
          <draw:glue-point draw:id="5" svg:x="2.723cm" svg:y="-5cm"/>
          <draw:glue-point draw:id="6" svg:x="-3.25cm" svg:y="5cm"/>
          <draw:glue-point draw:id="7" svg:x="3.474cm" svg:y="5.15cm"/>
          <text:p text:style-name="P1">Underlays</text:p>
          <text:p text:style-name="P1">(list)</text:p>
        </draw:rect>
        <draw:connector draw:style-name="gr1" draw:text-style-name="P2" draw:layer="layout" svg:x1="12.003cm" svg:y1="17.118cm" svg:x2="12.002cm" svg:y2="14.643cm" draw:start-shape="id12" draw:start-glue-point="0" draw:end-shape="id2" draw:end-glue-point="2">
          <text:p text:style-name="P1"/>
        </draw:connector>
        <draw:connector draw:style-name="gr1" draw:text-style-name="P2" draw:layer="layout" svg:x1="7.969cm" svg:y1="14.17cm" svg:x2="9.435cm" svg:y2="17.947cm" draw:start-shape="id4" draw:start-glue-point="1" draw:end-shape="id12" draw:end-glue-point="3">
          <text:p text:style-name="P1"/>
        </draw:connector>
        <draw:connector draw:style-name="gr1" draw:text-style-name="P2" draw:layer="layout" svg:x1="16.034cm" svg:y1="14.171cm" svg:x2="14.572cm" svg:y2="17.947cm" draw:start-shape="id6" draw:start-glue-point="3" draw:end-shape="id12" draw:end-glue-point="1">
          <text:p text:style-name="P1"/>
        </draw:connector>
        <draw:connector draw:style-name="gr1" draw:text-style-name="P2" draw:layer="layout" svg:x1="18.668cm" svg:y1="17.503cm" svg:x2="13.787cm" svg:y2="18.776cm" draw:start-shape="id7" draw:start-glue-point="2" draw:end-shape="id12" draw:end-glue-point="7">
          <text:p text:style-name="P1"/>
        </draw:connector>
        <draw:connector draw:style-name="gr1" draw:text-style-name="P2" draw:layer="layout" svg:x1="5.466cm" svg:y1="17.502cm" svg:x2="10.334cm" svg:y2="18.776cm" draw:start-shape="id5" draw:start-glue-point="2" draw:end-shape="id12" draw:end-glue-point="6">
          <text:p text:style-name="P1"/>
        </draw:connector>
        <draw:frame draw:style-name="attrib_5f_name" draw:layer="layout" svg:width="1.683cm" svg:height="0.865cm" svg:x="6.47cm" svg:y="4.324cm">
          <draw:text-box>
            <text:p text:style-name="P1">index</text:p>
          </draw:text-box>
        </draw:frame>
        <draw:frame draw:style-name="attrib_5f_name" draw:layer="layout" svg:width="1.683cm" svg:height="0.865cm" svg:x="15.747cm" svg:y="4.325cm">
          <draw:text-box>
            <text:p text:style-name="P1">value</text:p>
          </draw:text-box>
        </draw:frame>
        <draw:frame draw:style-name="attrib_5f_name" draw:layer="layout" svg:width="3.635cm" svg:height="0.865cm" svg:x="7.087cm" svg:y="12.12cm">
          <draw:text-box>
            <text:p text:style-name="P1">index_mapper</text:p>
          </draw:text-box>
        </draw:frame>
        <draw:frame draw:style-name="gr2" draw:layer="layout" svg:width="3.635cm" svg:height="0.865cm" svg:x="13.4cm" svg:y="12.12cm">
          <draw:text-box>
            <text:p text:style-name="P1">value_mapper</text:p>
          </draw:text-box>
        </draw:frame>
        <draw:frame draw:style-name="gr2" draw:layer="layout" svg:width="2.644cm" svg:height="0.865cm" svg:x="12.002cm" svg:y="14.643cm">
          <draw:text-box>
            <text:p text:style-name="P1">underlays</text:p>
          </draw:text-box>
        </draw:frame>
        <draw:frame draw:style-name="gr2" draw:layer="layout" svg:width="1.768cm" svg:height="0.865cm" svg:x="6.471cm" svg:y="7.892cm">
          <draw:text-box>
            <text:p text:style-name="P1">range</text:p>
          </draw:text-box>
        </draw:frame>
        <draw:frame draw:style-name="gr2" draw:layer="layout" svg:width="1.768cm" svg:height="0.865cm" svg:x="15.662cm" svg:y="7.893cm">
          <draw:text-box>
            <text:p text:style-name="P1">range</text:p>
          </draw:text-box>
        </draw:frame>
        <draw:frame draw:style-name="gr2" draw:layer="layout" svg:width="2.178cm" svg:height="0.865cm" svg:x="3.222cm" svg:y="12.476cm">
          <draw:text-box>
            <text:p text:style-name="P1">mapper</text:p>
          </draw:text-box>
        </draw:frame>
        <draw:frame draw:style-name="gr2" draw:layer="layout" svg:width="2.178cm" svg:height="0.865cm" svg:x="0.72cm" svg:y="16.673cm">
          <draw:text-box>
            <text:p text:style-name="P1">mapper</text:p>
          </draw:text-box>
        </draw:frame>
        <draw:frame draw:style-name="gr2" draw:layer="layout" svg:width="2.178cm" svg:height="0.865cm" svg:x="18.602cm" svg:y="12.477cm">
          <draw:text-box>
            <text:p text:style-name="P1">mapper</text:p>
          </draw:text-box>
        </draw:frame>
        <draw:frame draw:style-name="gr2" draw:layer="layout" svg:width="2.178cm" svg:height="0.865cm" svg:x="21.237cm" svg:y="16.638cm">
          <draw:text-box>
            <text:p text:style-name="P1">mapp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e8d296" draw:end-color="#a1b4dc" draw:start-intensity="100%" draw:end-intensity="100%" draw:angle="13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10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VLobj" style:family="graphic" style:parent-style-name="standard">
      <style:graphic-properties draw:fill="gradient" draw:fill-color="#f1a801" draw:fill-gradient-name="Gradient_20_9" draw:textarea-horizontal-align="justify" draw:textarea-vertical-align="middle" draw:auto-grow-height="false"/>
      <style:paragraph-properties fo:text-align="center"/>
    </style:style>
    <style:style style:name="ChacoObj" style:family="graphic" style:parent-style-name="standard">
      <style:graphic-properties draw:fill="solid" draw:fill-color="#e8d296" draw:textarea-horizontal-align="center" draw:textarea-vertical-align="middle"/>
      <style:paragraph-properties fo:margin-left="0cm" fo:margin-right="0cm" fo:text-align="center" fo:text-indent="0cm"/>
      <style:text-properties fo:font-size="16pt"/>
    </style:style>
    <style:style style:name="attrib_5f_name" style:display-name="attrib_name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  <style:text-properties fo:font-size="14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EC-Drawing1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BEC-Drawing</dc:title>
    <meta:initial-creator>Bryan Cole</meta:initial-creator>
    <meta:creation-date>2008-03-10T18:05:30</meta:creation-date>
    <dc:creator>Bryan Cole</dc:creator>
    <dc:date>2008-03-11T08:06:07</dc:date>
    <meta:editing-cycles>4</meta:editing-cycles>
    <meta:editing-duration>PT26M15S</meta:editing-duration>
    <meta:template xlink:type="simple" xlink:actuate="onRequest" xlink:href="../.openoffice.org2.0/user/template/BEC-Drawing1.otg" xlink:title="BEC-Drawing" meta:date="2008-03-10T18:05:28"/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